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3.907cm"/>
    </style:style>
    <style:style style:name="Tabela1.B" style:family="table-column">
      <style:table-column-properties style:column-width="6.292cm"/>
    </style:style>
    <style:style style:name="Tabela1.C" style:family="table-column">
      <style:table-column-properties style:column-width="6.79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7.103cm"/>
    </style:style>
    <style:style style:name="Tabela2.B" style:family="table-column">
      <style:table-column-properties style:column-width="9.89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-left="none" fo:border-right="0.5pt solid #000000" fo:border-top="0.5pt solid #000000" fo:border-bottom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none" fo:border-right="0.5pt solid #000000" fo:border-top="none" fo:border-bottom="0.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7.103cm"/>
    </style:style>
    <style:style style:name="Tabela3.B" style:family="table-column">
      <style:table-column-properties style:column-width="9.892cm"/>
    </style:style>
    <style:style style:name="Tabela3.A1" style:family="table-cell">
      <style:table-cell-properties fo:padding="0.097cm" fo:border-left="0.5pt solid #000000" fo:border-right="none" fo:border-top="0.5pt solid #000000" fo:border-bottom="none"/>
    </style:style>
    <style:style style:name="Tabela3.B1" style:family="table-cell">
      <style:table-cell-properties fo:padding="0.097cm" fo:border-left="none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none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75f45" officeooo:paragraph-rsid="00075f45"/>
    </style:style>
    <style:style style:name="P2" style:family="paragraph" style:parent-style-name="Standard">
      <style:text-properties officeooo:paragraph-rsid="00075f45"/>
    </style:style>
    <style:style style:name="P3" style:family="paragraph" style:parent-style-name="Table_20_Contents">
      <style:text-properties officeooo:rsid="00075f45" officeooo:paragraph-rsid="00075f45"/>
    </style:style>
    <style:style style:name="P4" style:family="paragraph" style:parent-style-name="Table_20_Contents">
      <style:text-properties officeooo:paragraph-rsid="00075f45"/>
    </style:style>
    <style:style style:name="P5" style:family="paragraph" style:parent-style-name="Table_20_Contents">
      <style:text-properties officeooo:paragraph-rsid="0007d703"/>
    </style:style>
    <style:style style:name="P6" style:family="paragraph" style:parent-style-name="Table_20_Contents">
      <style:text-properties officeooo:rsid="0007d703" officeooo:paragraph-rsid="0007d703"/>
    </style:style>
    <style:style style:name="P7" style:family="paragraph" style:parent-style-name="Text_20_body">
      <style:text-properties officeooo:rsid="00075f45" officeooo:paragraph-rsid="00075f45"/>
    </style:style>
    <style:style style:name="P8" style:family="paragraph" style:parent-style-name="Text_20_body" style:list-style-name="L2">
      <style:text-properties officeooo:rsid="00075f45" officeooo:paragraph-rsid="00075f45"/>
    </style:style>
    <style:style style:name="P9" style:family="paragraph" style:parent-style-name="Text_20_body">
      <style:text-properties officeooo:rsid="00075f45" officeooo:paragraph-rsid="00087673"/>
    </style:style>
    <style:style style:name="T1" style:family="text">
      <style:text-properties officeooo:rsid="00075f45"/>
    </style:style>
    <style:style style:name="T2" style:family="text">
      <style:text-properties officeooo:rsid="00087673"/>
    </style:style>
    <style:style style:name="T3" style:family="text">
      <style:text-properties officeooo:rsid="0009d276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8">Operation Codes</text:p>
        </text:list-item>
      </text:list>
      <text:p text:style-name="P2"/>
      <text:p text:style-name="P9"><text:span text:style-name="T2">Operators have a fixed size of </text:span>16-bit<text:span text:style-name="T2"> and o</text:span>perands are variant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Op Code</text:p>
          </table:table-cell>
          <table:table-cell table:style-name="Tabela1.A1" office:value-type="string">
            <text:p text:style-name="P3">Operands</text:p>
          </table:table-cell>
          <table:table-cell table:style-name="Tabela1.C1" office:value-type="string">
            <text:p text:style-name="P3">Description</text:p>
          </table:table-cell>
        </table:table-row>
        <table:table-row>
          <table:table-cell table:style-name="Tabela1.A2" table:number-columns-spanned="3" office:value-type="string">
            <text:p text:style-name="P3">Costan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PUSH_BOOL</text:p>
          </table:table-cell>
          <table:table-cell table:style-name="Tabela1.A3" office:value-type="string">
            <text:p text:style-name="Table_20_Contents">bool const</text:p>
          </table:table-cell>
          <table:table-cell table:style-name="Tabela1.A2" office:value-type="string">
            <text:p text:style-name="P3">Loads bool constant to stack</text:p>
          </table:table-cell>
        </table:table-row>
        <table:table-row>
          <table:table-cell table:style-name="Tabela1.A3" office:value-type="string">
            <text:p text:style-name="Table_20_Contents">OP_PUSH_INT</text:p>
          </table:table-cell>
          <table:table-cell table:style-name="Tabela1.A3" office:value-type="string">
            <text:p text:style-name="Table_20_Contents">int const</text:p>
          </table:table-cell>
          <table:table-cell table:style-name="Tabela1.A2" office:value-type="string">
            <text:p text:style-name="P3">Loads int constant to stack</text:p>
          </table:table-cell>
        </table:table-row>
        <table:table-row>
          <table:table-cell table:style-name="Tabela1.A3" office:value-type="string">
            <text:p text:style-name="Table_20_Contents">OP_PUSH_FLOAT</text:p>
          </table:table-cell>
          <table:table-cell table:style-name="Tabela1.A3" office:value-type="string">
            <text:p text:style-name="Table_20_Contents">float const</text:p>
          </table:table-cell>
          <table:table-cell table:style-name="Tabela1.A2" office:value-type="string">
            <text:p text:style-name="P3">Loads float constant to stack</text:p>
          </table:table-cell>
        </table:table-row>
        <table:table-row>
          <table:table-cell table:style-name="Tabela1.A3" office:value-type="string">
            <text:p text:style-name="Table_20_Contents">OP_PUSH_CHAR</text:p>
          </table:table-cell>
          <table:table-cell table:style-name="Tabela1.A3" office:value-type="string">
            <text:p text:style-name="Table_20_Contents">char const</text:p>
          </table:table-cell>
          <table:table-cell table:style-name="Tabela1.A2" office:value-type="string">
            <text:p text:style-name="P3">Loads char constant to stack</text:p>
          </table:table-cell>
        </table:table-row>
        <table:table-row>
          <table:table-cell table:style-name="Tabela1.A3" office:value-type="string">
            <text:p text:style-name="Table_20_Contents">OP_PUSH_STRING</text:p>
          </table:table-cell>
          <table:table-cell table:style-name="Tabela1.A3" office:value-type="string">
            <text:p text:style-name="Table_20_Contents">size, <text:span text:style-name="T1">string constant</text:span></text:p>
          </table:table-cell>
          <table:table-cell table:style-name="Tabela1.A2" office:value-type="string">
            <text:p text:style-name="P3">Loads string constant to stack</text:p>
          </table:table-cell>
        </table:table-row>
        <table:table-row>
          <table:table-cell table:style-name="Tabela1.A2" table:number-columns-spanned="3" office:value-type="string">
            <text:p text:style-name="P3">Variable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LOAD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3">Loads variable value to stack</text:p>
          </table:table-cell>
        </table:table-row>
        <table:table-row>
          <table:table-cell table:style-name="Tabela1.A3" office:value-type="string">
            <text:p text:style-name="Table_20_Contents">OP_STORE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3">Store value from stack to variable</text:p>
          </table:table-cell>
        </table:table-row>
        <table:table-row>
          <table:table-cell table:style-name="Tabela1.A2" table:number-columns-spanned="3" office:value-type="string">
            <text:p text:style-name="P3">Array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ARRAY</text:p>
          </table:table-cell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3">Creates and array with size stored at stacks top</text:p>
          </table:table-cell>
        </table:table-row>
        <table:table-row>
          <table:table-cell table:style-name="Tabela1.A3" office:value-type="string">
            <text:p text:style-name="Table_20_Contents">SET_ELEMENT</text:p>
          </table:table-cell>
          <table:table-cell table:style-name="Tabela1.A3" office:value-type="string">
            <text:p text:style-name="Table_20_Contents">position</text:p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table:number-columns-spanned="3" office:value-type="string">
            <text:p text:style-name="P6">Struc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STRUCT</text:p>
          </table:table-cell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5">SET_FIELD</text:p>
          </table:table-cell>
          <table:table-cell table:style-name="Tabela1.A3" office:value-type="string">
            <text:p text:style-name="P5">position</text:p>
          </table:table-cell>
          <table:table-cell table:style-name="Tabela1.A2" office:value-type="string">
            <text:p text:style-name="Table_20_Contents"/>
          </table:table-cell>
        </table:table-row>
      </table:table>
      <text:p text:style-name="Standard"/>
      <text:p text:style-name="P1"/>
      <text:list text:continue-numbering="true" text:style-name="L2">
        <text:list-item>
          <text:p text:style-name="P8">Examples</text:p>
          <text:list>
            <text:list-item>
              <text:p text:style-name="P8">Arrays</text:p>
              <text:list>
                <text:list-item>
                  <text:p text:style-name="P8">Common array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Command</text:p>
          </table:table-cell>
          <table:table-cell table:style-name="Tabela3.B1" office:value-type="string">
            <text:p text:style-name="P3">Stack</text:p>
          </table:table-cell>
        </table:table-row>
        <table:table-row>
          <table:table-cell table:style-name="Tabela3.A2" office:value-type="string">
            <text:p text:style-name="P4">PUSH_INT 3</text:p>
            <text:p text:style-name="P4">CREATE_ARRAY</text:p>
            <text:p text:style-name="P4">PUSH_INT 1</text:p>
            <text:p text:style-name="P4">SET_ELEMENT 0</text:p>
            <text:p text:style-name="P4">PUSH_INT 2</text:p>
            <text:p text:style-name="P4">SET_ELEMENT 1</text:p>
            <text:p text:style-name="P4">PUSH_INT 3</text:p>
            <text:p text:style-name="P4">SET_ELEMENT 2</text:p>
          </table:table-cell>
          <table:table-cell table:style-name="Tabela3.B2" office:value-type="string">
            <text:p text:style-name="P3">[3]</text:p>
            <text:p text:style-name="P3">[array0{,,}]</text:p>
            <text:p text:style-name="P3">[array0{,,}, 1]</text:p>
            <text:p text:style-name="P3">[array0{1,,}]</text:p>
            <text:p text:style-name="P3">[array0{1,,}, 2]</text:p>
            <text:p text:style-name="P3">[array0{1,2,}]</text:p>
            <text:p text:style-name="P3">[array0{1,2,}, 3]</text:p>
            <text:p text:style-name="P3">[array0{1,2,3}]</text:p>
          </table:table-cell>
        </table:table-row>
      </table:table>
      <text:p text:style-name="P7"/>
      <text:list text:continue-numbering="true" text:style-name="L2">
        <text:list-item>
          <text:list>
            <text:list-item>
              <text:list>
                <text:list-item>
                  <text:p text:style-name="P8">Matrix (Multidimensional)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Command</text:p>
          </table:table-cell>
          <table:table-cell table:style-name="Tabela2.B1" office:value-type="string">
            <text:p text:style-name="P3">Stack</text:p>
          </table:table-cell>
        </table:table-row>
        <table:table-row>
          <table:table-cell table:style-name="Tabela2.A2" office:value-type="string">
            <text:p text:style-name="Table_20_Contents">PUSH_INT <text:span text:style-name="T1">2</text:span></text:p>
            <text:p text:style-name="Table_20_Contents">CREATE_ARRAY</text:p>
            <text:p text:style-name="P4"><text:soft-page-break/>PUSH_INT <text:span text:style-name="T1">2</text:span></text:p>
            <text:p text:style-name="P4">CREATE_ARRAY</text:p>
            <text:p text:style-name="Table_20_Contents">PUSH_INT 1</text:p>
            <text:p text:style-name="Table_20_Contents">SET_ELEMENT 0</text:p>
            <text:p text:style-name="Table_20_Contents">PUSH_INT 2</text:p>
            <text:p text:style-name="Table_20_Contents">SET_ELEMENT 1</text:p>
            <text:p text:style-name="P4">SET_ELEMENT 0</text:p>
            <text:p text:style-name="P4">PUSH_INT <text:span text:style-name="T1">2</text:span></text:p>
            <text:p text:style-name="P4">CREATE_ARRAY</text:p>
            <text:p text:style-name="P4">PUSH_INT 1</text:p>
            <text:p text:style-name="P4">SET_ELEMENT 0</text:p>
            <text:p text:style-name="P4">PUSH_INT 2</text:p>
            <text:p text:style-name="P4">SET_ELEMENT 1</text:p>
            <text:p text:style-name="P4">SET_ELEMENT 0</text:p>
          </table:table-cell>
          <table:table-cell table:style-name="Tabela2.B2" office:value-type="string">
            <text:p text:style-name="P3">[2]</text:p>
            <text:p text:style-name="P3">[array0{,}]</text:p>
            <text:p text:style-name="P3"><text:soft-page-break/>[array0{,}, 2]</text:p>
            <text:p text:style-name="P3">[array0{,}, array1{,}]</text:p>
            <text:p text:style-name="P3">[array0{,}, array1{,}, 1]</text:p>
            <text:p text:style-name="P3">[array0{,}, array1{1,}]</text:p>
            <text:p text:style-name="P3">[array0{,}, array1{1,}, 2]</text:p>
            <text:p text:style-name="P3">[array0{,}, array1{1,2}]</text:p>
            <text:p text:style-name="P3">[array0{array1{1,2},}]</text:p>
            <text:p text:style-name="P3">[array0{array1{1,2},}, 2]</text:p>
            <text:p text:style-name="P3">[array0{array1{1,2},}, array2{,}]</text:p>
            <text:p text:style-name="P3">[array0{array1{1,2},}, array2{,}, 1]</text:p>
            <text:p text:style-name="P3">[array0{array1{1,2},}, array2{1,}]</text:p>
            <text:p text:style-name="P3">[array0{array1{1,2},}, array2{1,}, 2]</text:p>
            <text:p text:style-name="P3">[array0{array1{1,2},}, array2{1,2}]</text:p>
            <text:p text:style-name="P3">[array0{array1{1,2},array2{1,2}}]</text:p>
          </table:table-cell>
        </table:table-row>
      </table:table>
      <text:p text:style-name="P7"/>
      <text:list text:continue-numbering="true" text:style-name="L2">
        <text:list-item>
          <text:list>
            <text:list-item>
              <text:p text:style-name="P8">Structs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CREATE_STRUCT 2</text:p>
            <text:p text:style-name="P4">PUSH_INT 42 </text:p>
            <text:p text:style-name="P4">SET_FIELD 0</text:p>
            <text:p text:style-name="P4">PUSH_BOOL true </text:p>
            <text:p text:style-name="P4">SET_FIELD 1</text:p>
          </table:table-cell>
        </table:table-row>
      </table:table>
      <text:p text:style-name="P7"/>
      <text:list text:continue-numbering="true" text:style-name="L2">
        <text:list-item>
          <text:p text:style-name="P8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3:19:40.541000000</meta:creation-date>
    <dc:date>2024-09-30T00:12:20.298000000</dc:date>
    <meta:editing-duration>PT52M39S</meta:editing-duration>
    <meta:editing-cycles>4</meta:editing-cycles>
    <meta:generator>LibreOffice/7.6.1.2$Windows_X86_64 LibreOffice_project/f5defcebd022c5bc36bbb79be232cb6926d8f674</meta:generator>
    <meta:document-statistic meta:table-count="4" meta:image-count="0" meta:object-count="0" meta:page-count="2" meta:paragraph-count="100" meta:word-count="208" meta:character-count="1562" meta:non-whitespace-character-count="1459"/>
  </office:meta>
</office:document-meta>
</file>